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re for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1jrecreate<text:tab/>2</text:p>
          <text:p text:style-name="P3">2Appendix<text:tab/>3</text:p>
          <text:p text:style-name="P4">2.1Links<text:tab/>3</text:p>
        </text:index-body>
      </text:table-of-content>
      <text:p text:style-name="Standard"/>
      <text:h text:style-name="P2" text:outline-level="1">jrecreate</text:h>
      <text:p text:style-name="Text_20_body"/>
      <text:p text:style-name="Standard"/>
      <text:p text:style-name="Standard"/>
      <text:p text:style-name="Standard"/>
      <text:h text:style-name="P2" text:outline-level="1">Appendix</text:h>
      <text:h text:style-name="Heading_20_2" text:outline-level="2">Link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re_arm.odt</text:file-name><text:tab/><text:tab/><text:date style:data-style-name="N75" text:date-value="2016-04-16T11:59:55.91" text:fixed="true">16. Apr 2016</text:date> <text:time style:data-style-name="N40" text:time-value="2016-05-14T21:19:48.36">21:19</text:time></text:p>
      </style:header>
      <style:footer>
        <text:p text:style-name="Footer"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5-14T21:19:48.28</dc:date>
    <meta:editing-duration>PT23M52S</meta:editing-duration>
    <meta:editing-cycles>13</meta:editing-cycles>
    <meta:generator>OpenOffice/4.1.2$Win32 OpenOffice.org_project/412m3$Build-9782</meta:generator>
    <meta:document-statistic meta:table-count="0" meta:image-count="0" meta:object-count="0" meta:page-count="3" meta:paragraph-count="10" meta:word-count="25" meta:character-count="132"/>
  </office:meta>
</office:document-meta>
</file>